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661in"/>
    </style:style>
    <style:style style:name="co2" style:family="table-column">
      <style:table-column-properties fo:break-before="auto" style:column-width="3.2165in"/>
    </style:style>
    <style:style style:name="co3" style:family="table-column">
      <style:table-column-properties fo:break-before="auto" style:column-width="1.7744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1.33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3.1339in"/>
    </style:style>
    <style:style style:name="co10" style:family="table-column">
      <style:table-column-properties fo:break-before="auto" style:column-width="1.6862in"/>
    </style:style>
    <style:style style:name="co11" style:family="table-column">
      <style:table-column-properties fo:break-before="auto" style:column-width="6.1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370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.</text:p>
          </table:table-cell>
          <table:table-cell table:style-name="ce1" office:value-type="string" calcext:value-type="string">
            <text:p>Mfg. P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PN</text:p>
          </table:table-cell>
          <table:table-cell table:style-name="ce1" office:value-type="string" calcext:value-type="string">
            <text:p>Qty Per Board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string" calcext:value-type="string">
            <text:p><text:a xlink:href="https://www.digikey.com/en/products/detail/murata-electronics/GRM188R61C106MA73D/3900480?s=N4IgTCBcDaICwE4AMBaA7GJBGFYUDkAREAXQF8g" xlink:type="simple">CAP CER 10UF 16V X5R 0603</text:a>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88R61C106MA73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7201-2-ND</text:p>
          </table:table-cell>
          <table:table-cell office:value-type="float" office:value="1" calcext:value-type="float">
            <text:p>1</text:p>
          </table:table-cell>
          <table:table-cell table:formula="of:=[.F2]*[.$J$2]" office:value-type="float" office:value="5" calcext:value-type="float">
            <text:p>5</text:p>
          </table:table-cell>
          <table:table-cell/>
          <table:table-cell office:value-type="string" calcext:value-type="string">
            <text:p>Board Count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<text:a xlink:href="https://www.digikey.com/en/products/detail/murata-electronics/GRM188R61A226ME15D/5027561" xlink:type="simple">CAP CER 22UF 10V X5R 0603</text:a></text:p>
          </table:table-cell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GRM188R61A226ME15D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0476-1-ND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[.F3]*[.$J$2]" office:value-type="float" office:value="30" calcext:value-type="float">
            <text:p>30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taiyo-yuden/tmk107bj104ka-t/930597" xlink:type="simple">CAP CER 0.1UF 25V X5R 0603</text:a>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TMK107BJ104KA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1245-2-ND</text:p>
          </table:table-cell>
          <table:table-cell office:value-type="float" office:value="28" calcext:value-type="float">
            <text:p>28</text:p>
          </table:table-cell>
          <table:table-cell table:formula="of:=[.F4]*[.$J$2]" office:value-type="float" office:value="140" calcext:value-type="float">
            <text:p>1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samsung-electro-mechanics/cl10a225kp8nnnc/3886743" xlink:type="simple">CAP CER 2.2UF 10V X5R 0603</text:a>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225KP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85-2-ND</text:p>
          </table:table-cell>
          <table:table-cell office:value-type="float" office:value="3" calcext:value-type="float">
            <text:p>3</text:p>
          </table:table-cell>
          <table:table-cell table:formula="of:=[.F5]*[.$J$2]"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samsung-electro-mechanics/CL10B105KP8NFNC/3887603?s=N4IgTCBcDaIIxgOwDYC0cCcAWArKsqAcgCIgC6AvkA" xlink:type="simple">CAP CER 1UF 10V X7R 0603</text:a>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B105KP8NF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945-2-ND</text:p>
          </table:table-cell>
          <table:table-cell office:value-type="float" office:value="2" calcext:value-type="float">
            <text:p>2</text:p>
          </table:table-cell>
          <table:table-cell table:formula="of:=[.F6]*[.$J$2]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samsung-electro-mechanics/CL10A475KP8NNNC/3886702?s=N4IgTCBcDaIIxgOwDYC0cAMAWLqyoDkAREAXQF8g" xlink:type="simple">CAP CER 4.7UF 10V X5R 0603</text:a>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44-2-ND</text:p>
          </table:table-cell>
          <table:table-cell office:value-type="float" office:value="1" calcext:value-type="float">
            <text:p>1</text:p>
          </table:table-cell>
          <table:table-cell table:formula="of:=[.F7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murata-electronics/GRM1885C1H103JA01J/4905215?s=N4IgTCBcDaICwE4AMBaA4gJQLIEYAceArAMI4ASOSAzAFICCSONAKhigHIAiIAugL5A" xlink:type="simple">CAP CER 10000PF 50V C0G/NP0 0603</text:a>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GRM1885C1H103JA01JTR-ND</text:p>
          </table:table-cell>
          <table:table-cell office:value-type="float" office:value="1" calcext:value-type="float">
            <text:p>1</text:p>
          </table:table-cell>
          <table:table-cell table:formula="of:=[.F8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tdk-corporation/c1608c0g2a682j080ac/5023339" xlink:type="simple">CAP CER 6800PF 100V C0G 0603</text:a>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2A682J080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72661-2-ND</text:p>
          </table:table-cell>
          <table:table-cell office:value-type="float" office:value="2" calcext:value-type="float">
            <text:p>2</text:p>
          </table:table-cell>
          <table:table-cell table:formula="of:=[.F9]*[.$J$2]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<text:a xlink:href="https://www.digikey.com/en/products/detail/kyocera-avx/KGM31AR73D102MU/11207412?s=N4IgTCBcDaICwHYAcBaA0gcQLIGYCMAggEoI4AieADGFgKoAqRKAcmSALoC%2BQA" xlink:type="simple">CAP CER 1000PF 2KV X7R 1206</text:a>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KGM31AR73D102MU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78-KGM31AR73D102MUCT-ND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0]*[.$J$2]" office:value-type="float" office:value="10" calcext:value-type="float">
            <text:p>10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stackpole-electronics-inc/CML0603C0G180JT50V/10659983?s=N4IgTCBcDaIOwGYAcBaAwgWQDIAYBsOCaOA4gIxI4BSAKgKw4BqNASigHIAiIAugL5A" xlink:type="simple">CAP CER 18PF 50V C0G/NP0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CML0603C0G180JT50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8-CML0603C0G180JT50VTR-ND</text:p>
          </table:table-cell>
          <table:table-cell office:value-type="float" office:value="4" calcext:value-type="float">
            <text:p>4</text:p>
          </table:table-cell>
          <table:table-cell table:formula="of:=[.F11]*[.$J$2]"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micro-commercial-co/1n4148x-tp/789328" xlink:type="simple">DIODE GEN PURP 75V 150MA SOD523</text:a></text:p>
          </table:table-cell>
          <table:table-cell office:value-type="string" calcext:value-type="string">
            <text:p>Micro Commercial</text:p>
          </table:table-cell>
          <table:table-cell office:value-type="string" calcext:value-type="string">
            <text:p>1N4148X-T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4148XTPMSTR-ND</text:p>
          </table:table-cell>
          <table:table-cell office:value-type="float" office:value="2" calcext:value-type="float">
            <text:p>2</text:p>
          </table:table-cell>
          <table:table-cell table:formula="of:=[.F12]*[.$J$2]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bourns-inc/mh2029-300y/2563323" xlink:type="simple">FERRITE BEAD 30 OHM 0805 1LN</text:a>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300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300YTR-ND</text:p>
          </table:table-cell>
          <table:table-cell office:value-type="float" office:value="2" calcext:value-type="float">
            <text:p>2</text:p>
          </table:table-cell>
          <table:table-cell table:formula="of:=[.F13]*[.$J$2]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eaton-electronics-division/mfbm1v1608-121-r/13161218" xlink:type="simple">FERRITE BEAD 120 OHM 0603 1LN</text:a></text:p>
          </table:table-cell>
          <table:table-cell office:value-type="string" calcext:value-type="string">
            <text:p>Eaton - Electronics Division</text:p>
          </table:table-cell>
          <table:table-cell office:value-type="string" calcext:value-type="string">
            <text:p>MFBM1V1608-121-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83-MFBM1V1608-121-RTR-ND</text:p>
          </table:table-cell>
          <table:table-cell office:value-type="float" office:value="3" calcext:value-type="float">
            <text:p>3</text:p>
          </table:table-cell>
          <table:table-cell table:formula="of:=[.F14]*[.$J$2]"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cui-devices/tbp01r1-508-02be/10238383" xlink:type="simple">TERMINAL BLOCK, PLUGGABLE, 5.08,</text:a>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TBP01R1-508-02B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2-6406-ND</text:p>
          </table:table-cell>
          <table:table-cell office:value-type="float" office:value="1" calcext:value-type="float">
            <text:p>1</text:p>
          </table:table-cell>
          <table:table-cell table:formula="of:=[.F15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wiznet/RB1-125BAG1A/3829637?s=N4IgTCBcDaIIxgOwA4C0cAMc6oHIBEQBdAXyA" xlink:type="simple">CONN JACK 1PORT 100 BASE-T PCB</text:a></text:p>
          </table:table-cell>
          <table:table-cell office:value-type="string" calcext:value-type="string">
            <text:p>WIZnet</text:p>
          </table:table-cell>
          <table:table-cell office:value-type="string" calcext:value-type="string">
            <text:p>RB1-125BAG1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8-1011-ND</text:p>
          </table:table-cell>
          <table:table-cell office:value-type="float" office:value="2" calcext:value-type="float">
            <text:p>2</text:p>
          </table:table-cell>
          <table:table-cell table:formula="of:=[.F16]*[.$J$2]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würth-elektronik/150080GS75000/4489915?s=N4IgTCBcDaIOwGYwFoAsBOAHA5KByAIiALoC%2BQA" xlink:type="simple">LED GREEN CLEAR 0805 SMD</text:a></text:p>
          </table:table-cell>
          <table:table-cell office:value-type="string" calcext:value-type="string">
            <text:p>Wurth Electronics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3-2-ND</text:p>
          </table:table-cell>
          <table:table-cell office:value-type="float" office:value="1" calcext:value-type="float">
            <text:p>1</text:p>
          </table:table-cell>
          <table:table-cell table:formula="of:=[.F17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liteon/LTST-C171KRKT/386801?s=N4IgTCBcDaIIwDYAMBaOAWMB2FYUDkAREAXQF8g" xlink:type="simple">LED RED CLEAR SMD</text:a>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1427-2-ND</text:p>
          </table:table-cell>
          <table:table-cell office:value-type="float" office:value="2" calcext:value-type="float">
            <text:p>2</text:p>
          </table:table-cell>
          <table:table-cell table:formula="of:=[.F18]*[.$J$2]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inolux/IN-S85AT5B/7604912?s=N4IgTCBcDaIIwA4DMAGAtHFB2BaxoDkAREAXQF8g" xlink:type="simple">LED BLUE CLEAR 0805 SMD</text:a>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IN-S85AT5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830-1078-2-ND</text:p>
          </table:table-cell>
          <table:table-cell office:value-type="float" office:value="2" calcext:value-type="float">
            <text:p>2</text:p>
          </table:table-cell>
          <table:table-cell table:formula="of:=[.F19]*[.$J$2]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nexperia-usa-inc/PMV48XPA2R/11588668?s=N4IgTCBcDaIIwHYwILQAUCyA1ALADgA00BBMAJQBUyUA5AERAF0BfIA" xlink:type="simple">MOSFET P-CH 20V 4A TO236AB</text:a>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PMV48XPA2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PMV48XPA2RTR-ND</text:p>
          </table:table-cell>
          <table:table-cell office:value-type="float" office:value="1" calcext:value-type="float">
            <text:p>1</text:p>
          </table:table-cell>
          <table:table-cell table:formula="of:=[.F20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2K20/1760987?s=N4IgTCBcDaIEoFkDCAxADANjQZhQFTAGkw084BaAOQBEQBdAXyA" xlink:type="simple">RES 2.2K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2K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2K20TR-ND</text:p>
          </table:table-cell>
          <table:table-cell office:value-type="float" office:value="1" calcext:value-type="float">
            <text:p>1</text:p>
          </table:table-cell>
          <table:table-cell table:formula="of:=[.F21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10K0/1761235?s=N4IgTCBcDaIEoFkDCAxADANjQZhQFQEY0BpNPOAWgDkAREAXQF8g" xlink:type="simple">RES 10K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10K0TR-ND</text:p>
          </table:table-cell>
          <table:table-cell office:value-type="float" office:value="8" calcext:value-type="float">
            <text:p>8</text:p>
          </table:table-cell>
          <table:table-cell table:formula="of:=[.F22]*[.$J$2]"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yageo/YC158TJR-0710KL/5951826?s=N4IgTCBcDaIIwGYC0BNAwnArADgCoCkAlJABgHY4SBpAGV2IDkAREAXQF8g" xlink:type="simple">RES ARRAY 8 RES 10K OHM 1206</text:a>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YC158TJR-0710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3-YC158TJR-0710KLTR-ND</text:p>
          </table:table-cell>
          <table:table-cell office:value-type="float" office:value="2" calcext:value-type="float">
            <text:p>2</text:p>
          </table:table-cell>
          <table:table-cell table:formula="of:=[.F23]*[.$J$2]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470R/1761144?s=N4IgTCBcDaIEoFkDCAxADANjQZhQFQBYB2NOPOAWgDkAREAXQF8g" xlink:type="simple">RES 470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47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470RTR-ND</text:p>
          </table:table-cell>
          <table:table-cell office:value-type="float" office:value="4" calcext:value-type="float">
            <text:p>4</text:p>
          </table:table-cell>
          <table:table-cell table:formula="of:=[.F24]*[.$J$2]"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12K4/1761222?s=N4IgTCBcDaIEoFkDCAxADANjQZhQFQEYwBpAFjzgFoA5AERAF0BfIA" xlink:type="simple">RES 12.4K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12K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12K4TR-ND</text:p>
          </table:table-cell>
          <table:table-cell office:value-type="float" office:value="1" calcext:value-type="float">
            <text:p>1</text:p>
          </table:table-cell>
          <table:table-cell table:formula="of:=[.F25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49R9/1760879?s=N4IgTCBcDaIEoFkDCAxADANjQZhQFQBYBOOIvOAWgDkAREAXQF8g" xlink:type="simple">RES 49.9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49R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49R9TR-ND</text:p>
          </table:table-cell>
          <table:table-cell office:value-type="float" office:value="8" calcext:value-type="float">
            <text:p>8</text:p>
          </table:table-cell>
          <table:table-cell table:formula="of:=[.F26]*[.$J$2]"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10R0/1761152?s=N4IgTCBcDaIEoFkDCAxADANjQZhQFQEY04084BaAOQBEQBdAXyA" xlink:type="simple">RES 10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10R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10R0TR-ND</text:p>
          </table:table-cell>
          <table:table-cell office:value-type="float" office:value="1" calcext:value-type="float">
            <text:p>1</text:p>
          </table:table-cell>
          <table:table-cell table:formula="of:=[.F27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G1M00/1713701?s=N4IgTCBcDaIEoFkDCAxADANjQZhQcQEYE00AVOAWgDkAREAXQF8g" xlink:type="simple">RES 1M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G1M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G1M00TR-ND</text:p>
          </table:table-cell>
          <table:table-cell office:value-type="float" office:value="2" calcext:value-type="float">
            <text:p>2</text:p>
          </table:table-cell>
          <table:table-cell table:formula="of:=[.F28]*[.$J$2]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JT3R30/1712223?s=N4IgTCBcDaIEoFkDCAxADANjQZgFIBVs5s184BaAOQBEQBdAXyA" xlink:type="simple">RES 3.3 OHM 5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JT3R3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JT3R30TR-ND</text:p>
          </table:table-cell>
          <table:table-cell office:value-type="float" office:value="4" calcext:value-type="float">
            <text:p>4</text:p>
          </table:table-cell>
          <table:table-cell table:formula="of:=[.F29]*[.$J$2]"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yageo/RT0603BRD0712K3L/5927891?s=N4IgTCBcDaIIwGYC0AlAKgBgGwYQIRQBEMB2OMAaQQBk0UkA5QkAXQF8g" xlink:type="simple">RES SMD 12.3KOHM 0.1% 1/10W 0603</text:a>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BRD0712K3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3-RT0603BRD0712K3LTR-ND</text:p>
          </table:table-cell>
          <table:table-cell office:value-type="float" office:value="1" calcext:value-type="float">
            <text:p>1</text:p>
          </table:table-cell>
          <table:table-cell table:formula="of:=[.F30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470K/1761140?s=N4IgTCBcDaIEoFkDCAxADANjQZhQFQBYB2NAaTzgFoA5AERAF0BfIA" xlink:type="simple">RES 470K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47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470KTR-ND</text:p>
          </table:table-cell>
          <table:table-cell office:value-type="float" office:value="1" calcext:value-type="float">
            <text:p>1</text:p>
          </table:table-cell>
          <table:table-cell table:formula="of:=[.F31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cui-devices/TS04-66-43-BK-100-SMT/15634299?s=N4IgTCBcDa5mBmAtAFQMoAYAsSBsuktkAhAaSQEYMMk0BZFJAOQBEQBdAXyA" xlink:type="simple">SWITCH TACTILE SPST-NO 0.05A 12V</text:a>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TS04-66-43-BK-100-SM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223-TS04-66-43-BK-100-SMT-ND</text:p>
          </table:table-cell>
          <table:table-cell office:value-type="float" office:value="2" calcext:value-type="float">
            <text:p>2</text:p>
          </table:table-cell>
          <table:table-cell table:formula="of:=[.F32]*[.$J$2]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vishay-general-semiconductor-diodes-division/SMBJ3V3-E3-5B/2147834?s=N4IgTCBcDaIMoFkBCApAzANTQWgKJoHoBWJAcQEkAVAJWwDkAREAXQF8g" xlink:type="simple">TVS DIODE 3.3VWM 10.3VC DO214AA</text:a></text:p>
          </table:table-cell>
          <table:table-cell office:value-type="string" calcext:value-type="string">
            <text:p>Vishay General Semiconductor - Diodes Division</text:p>
          </table:table-cell>
          <table:table-cell office:value-type="string" calcext:value-type="string">
            <text:p>SMBJ3V3-E3/5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BJ3V3-E3/5BGITR-ND</text:p>
          </table:table-cell>
          <table:table-cell office:value-type="float" office:value="1" calcext:value-type="float">
            <text:p>1</text:p>
          </table:table-cell>
          <table:table-cell table:formula="of:=[.F33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diodes-incorporated/AZ1117CD-3-3TRG1/4470979?s=N4IgTCBcDaIIIC0CMKDsBhAIgWgMwDpcAVAJQHElMBJU7AOUxAF0BfIA" xlink:type="simple">IC REG LINEAR 3.3V 1A TO252-2</text:a>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Z1117CD-3.3TRG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Z1117CD-3.3TRG1DITR-ND</text:p>
          </table:table-cell>
          <table:table-cell office:value-type="float" office:value="1" calcext:value-type="float">
            <text:p>1</text:p>
          </table:table-cell>
          <table:table-cell table:formula="of:=[.F34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nexperia-usa-inc/74AUP1T08GWH/8276593?s=N4IgTCBcDaIIwHYwILQKQFhWFA5AIiALoC%2BQA" xlink:type="simple">IC GATE AND 1CH 2-INP 5TSSOP</text:a>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74AUP1T08GW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7724-2-ND</text:p>
          </table:table-cell>
          <table:table-cell office:value-type="float" office:value="1" calcext:value-type="float">
            <text:p>1</text:p>
          </table:table-cell>
          <table:table-cell table:formula="of:=[.F35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texas-instruments/TLV74112PDBVR/7604405?s=N4IgTCBcDa4JwDYC0AWO6AcSxIHIBEQBdAXyA" xlink:type="simple">IC REG LINEAR 1.2V 150MA SOT23-5</text:a>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74112PDBV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49998-2-ND</text:p>
          </table:table-cell>
          <table:table-cell office:value-type="float" office:value="1" calcext:value-type="float">
            <text:p>1</text:p>
          </table:table-cell>
          <table:table-cell table:formula="of:=[.F36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wiznet/W5500/4425702?s=N4IgTCBcDaIIxgOwA4C0B1ArJgDDgKgEqoByAIiALoC%2BQA" xlink:type="simple">IC CTLR 3-1 ETH TCP/IP 48LQFP</text:a></text:p>
          </table:table-cell>
          <table:table-cell office:value-type="string" calcext:value-type="string">
            <text:p>WIZnet</text:p>
          </table:table-cell>
          <table:table-cell office:value-type="string" calcext:value-type="string">
            <text:p>W55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8-W5500TR-ND</text:p>
          </table:table-cell>
          <table:table-cell office:value-type="float" office:value="1" calcext:value-type="float">
            <text:p>1</text:p>
          </table:table-cell>
          <table:table-cell table:formula="of:=[.F37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wiznet/W5100S-L/8789606?s=N4IgTCBcDaIIxgOwA4C0B1ArHADDgyqgDIAqASqgHIAiIAugL5A" xlink:type="simple">IC ETHERNET CNTRLR SPI 48LQFP</text:a></text:p>
          </table:table-cell>
          <table:table-cell office:value-type="string" calcext:value-type="string">
            <text:p>Wiznet</text:p>
          </table:table-cell>
          <table:table-cell office:value-type="string" calcext:value-type="string">
            <text:p>W5100S-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8-W5100S-LTR-ND</text:p>
          </table:table-cell>
          <table:table-cell office:value-type="float" office:value="1" calcext:value-type="float">
            <text:p>1</text:p>
          </table:table-cell>
          <table:table-cell table:formula="of:=[.F38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<text:a xlink:href="https://www.digikey.com/en/products/detail/espressif-systems/ESP32-WROOM-32E-N8/13159522" xlink:type="simple">RF TXRX MODULE BT PCB TRACE SMD</text:a></text:p>
          </table:table-cell>
          <table:table-cell table:style-name="ce2" office:value-type="string" calcext:value-type="string">
            <text:p>Expressif</text:p>
          </table:table-cell>
          <table:table-cell table:style-name="ce2" office:value-type="string" calcext:value-type="string">
            <text:p>ESP32-WROOM-32E-N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965-ESP32-WROOM-32E-N8TR-ND</text:p>
          </table:table-cell>
          <table:table-cell table:style-name="ce4" office:value-type="float" office:value="1" calcext:value-type="float">
            <text:p>1</text:p>
          </table:table-cell>
          <table:table-cell table:formula="of:=[.F39]*[.$J$2]" office:value-type="float" office:value="5" calcext:value-type="float">
            <text:p>5</text:p>
          </table:table-cell>
          <table:table-cell table:style-name="ce2" table:number-columns-repeated="16375"/>
          <table:table-cell table:number-columns-repeated="2"/>
        </table:table-row>
        <table:table-row table:style-name="ro1">
          <table:table-cell office:value-type="string" calcext:value-type="string">
            <text:p><text:a xlink:href="https://www.digikey.com/en/products/detail/diodes-incorporated/74LVC1G11W6-7/3829446?s=N4IgTCBcDaIOwBYAyA1AwgRgOIYwdQDYBaOAFQCUiA5AERAF0BfIA" xlink:type="simple">IC GATE AND 1CH 3-INP SOT26</text:a>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74LVC1G11W6-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4LVC1G11W6-7TR-ND</text:p>
          </table:table-cell>
          <table:table-cell office:value-type="float" office:value="1" calcext:value-type="float">
            <text:p>1</text:p>
          </table:table-cell>
          <table:table-cell table:formula="of:=[.F40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geyer-electronic-america-inc/12-60233/13980448?s=N4IgTCBcDaICwE4AcBmAtARjAOgGwAYwUUAVAJTQDkAREAXQF8g" xlink:type="simple">CRYSTAL 25.0MHZ 12PF SMD</text:a></text:p>
          </table:table-cell>
          <table:table-cell office:value-type="string" calcext:value-type="string">
            <text:p>Geyer Electronic America, Inc.</text:p>
          </table:table-cell>
          <table:table-cell office:value-type="float" office:value="12.60233" calcext:value-type="float">
            <text:p>12.6023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83-12.60233TR-ND</text:p>
          </table:table-cell>
          <table:table-cell office:value-type="float" office:value="2" calcext:value-type="float">
            <text:p>2</text:p>
          </table:table-cell>
          <table:table-cell table:formula="of:=[.F41]*[.$J$2]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diodes-incorporated/FNETHE025/2273393?s=N4IgTCBcDaIGIDkCiAVAEkgDGArCgSgLQIAiIAugL5A" xlink:type="simple">XTAL OSC XO 25.0000MHZ CMOS SMD</text:a>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FNETHE02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NETHE025TR-ND</text:p>
          </table:table-cell>
          <table:table-cell office:value-type="float" office:value="1" calcext:value-type="float">
            <text:p>1</text:p>
          </table:table-cell>
          <table:table-cell table:formula="of:=[.F42]*[.$J$2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www.digikey.com/en/products/detail/taitien/OXLTDLJANF-25-000000/13235309?s=N4IgTCBcDaIIwDYEBYC0B5AGgGQCoBFsApAQQDkAxVMAVgDoAGJ53AJVTPxAF0BfIA" xlink:type="simple">XTAL OSC XO 25MHZ 1.2V CMOS SMD</text:a></text:p>
          </table:table-cell>
          <table:table-cell office:value-type="string" calcext:value-type="string">
            <text:p>Taitien</text:p>
          </table:table-cell>
          <table:table-cell office:value-type="string" calcext:value-type="string">
            <text:p>OXLTDLJANF-25.000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64-OXLTDLJANF-25.000000TR-ND</text:p>
          </table:table-cell>
          <table:table-cell office:value-type="float" office:value="1" calcext:value-type="float">
            <text:p>1</text:p>
          </table:table-cell>
          <table:table-cell table:formula="of:=[.F43]*[.$J$2]" office:value-type="float" office:value="5" calcext:value-type="float">
            <text:p>5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8:20:00.6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0T18:23:24.745000000</dc:date>
    <meta:editing-duration>PT49M59S</meta:editing-duration>
    <meta:editing-cycles>6</meta:editing-cycles>
    <meta:generator>LibreOffice/7.5.3.2$Windows_X86_64 LibreOffice_project/9f56dff12ba03b9acd7730a5a481eea045e468f3</meta:generator>
    <meta:document-statistic meta:table-count="1" meta:cell-count="303" meta:object-count="0"/>
  </office:meta>
</office:document-meta>
</file>